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text-shadow="none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margin-top="0cm" fo:margin-bottom="0cm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margin-top="0cm" fo:margin-bottom="0cm" fo:text-indent="-1.27cm" style:text-autospace="none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Segoe UI" style:font-size-asian="32pt" style:font-style-asian="normal" style:font-weight-asian="normal" style:font-name-complex="Segoe U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747cm">
          <draw:text-box>
            <text:p text:style-name="P1"><text:span text:style-name="T1">HYMN #496</text:span></text:p>
            <text:p text:style-name="P1"><text:span text:style-name="T2">“</text:span><text:span text:style-name="T2">Holy Spirit, Light Divin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7.011cm" svg:x="1.524cm" svg:y="0.863cm">
          <draw:text-box>
            <text:p text:style-name="P4"><text:span text:style-name="T3">1.</text:span><text:span text:style-name="T3"><text:tab/></text:span><text:span text:style-name="T3">Holy Spirit, light divine,</text:span><text:span text:style-name="T3"><text:line-break/></text:span><text:span text:style-name="T3"> <text:s text:c="3"/>Shine upon this heart of mine;</text:span><text:span text:style-name="T3"><text:line-break/></text:span><text:span text:style-name="T3"> <text:s text:c="3"/>Chase the shades of night away,</text:span><text:span text:style-name="T3"><text:line-break/></text:span><text:span text:style-name="T3"> <text:s text:c="3"/>Turn the darkness into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7" draw:layer="layout" svg:width="24.274cm" svg:height="7.011cm" svg:x="1.634cm" svg:y="0.871cm">
          <draw:text-box>
            <text:p text:style-name="P6"><text:span text:style-name="T4">2. Let me see my Savior’s face,</text:span><text:span text:style-name="T4"><text:line-break/></text:span><text:span text:style-name="T4">Let me all His beauties trace;</text:span><text:span text:style-name="T4"><text:line-break/></text:span><text:span text:style-name="T4">Show those glorious truths to me</text:span><text:span text:style-name="T4"><text:line-break/></text:span><text:span text:style-name="T4">Which are only known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5.146cm" svg:height="7.011cm" svg:x="1.524cm" svg:y="0.849cm">
          <draw:text-box>
            <text:p text:style-name="P8"><text:span text:style-name="T4">3. Holy Spirit, pow’r divine,</text:span><text:span text:style-name="T4"><text:line-break/></text:span><text:span text:style-name="T4"> <text:s text:c="3"/>Cleanse this guilty heart of mine;</text:span><text:span text:style-name="T4"><text:line-break/></text:span><text:span text:style-name="T4"> <text:s text:c="3"/>In Thy mercy pity me,</text:span><text:span text:style-name="T4"><text:line-break/></text:span><text:span text:style-name="T4"> <text:s text:c="3"/>From sin’s bondage set me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5" draw:layer="layout" svg:width="25.146cm" svg:height="7.011cm" svg:x="1.524cm" svg:y="0.849cm">
          <draw:text-box>
            <text:p text:style-name="P8"><text:span text:style-name="T4">4. Holy Spirit, joy divine,</text:span><text:span text:style-name="T4"><text:line-break/></text:span><text:span text:style-name="T4"> <text:s text:c="3"/>Cheer this saddened heart of mine;</text:span><text:span text:style-name="T4"><text:line-break/></text:span><text:span text:style-name="T4"> <text:s text:c="3"/>Yield a sacred, settled peace,</text:span><text:span text:style-name="T4"><text:line-break/></text:span><text:span text:style-name="T4"> <text:s text:c="3"/>Let it grow and still incr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11" draw:layer="layout" svg:width="25.146cm" svg:height="11.894cm" svg:x="1.524cm" svg:y="0.762cm">
          <draw:text-box>
            <text:p text:style-name="P9"><text:span text:style-name="T4">5. Holy Spirit, all divine,</text:span><text:span text:style-name="T4"><text:line-break/></text:span><text:span text:style-name="T4">Dwell within this heart of mine;</text:span><text:span text:style-name="T4"><text:line-break/></text:span><text:span text:style-name="T4">Cast down ev’ry idol throne,</text:span><text:span text:style-name="T4"><text:line-break/></text:span><text:span text:style-name="T4">Reign supreme, and reign alone.</text:span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10"><text:span text:style-name="T7"><text:s text:c="12"/></text:span><text:span text:style-name="T7">Public domain</text:span></text:p>
            <text:p text:style-name="P10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3:00:32.323000000</meta:creation-date>
    <dc:title>Hymn template</dc:title>
    <meta:editing-duration>PT11M49S</meta:editing-duration>
    <meta:editing-cycles>4</meta:editing-cycles>
    <meta:generator>LibreOffice/6.0.7.3$Windows_X86_64 LibreOffice_project/dc89aa7a9eabfd848af146d5086077aeed2ae4a5</meta:generator>
    <meta:initial-creator>Arthur Hoch</meta:initial-creator>
    <dc:date>2019-01-13T18:57:43.236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5-22T13:00:32.057000000"/>
  </office:meta>
</office:document-meta>
</file>